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20000025DE9BCE30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>
      <style:graphic-properties draw:stroke="solid" svg:stroke-width="0.035cm" svg:stroke-color="#cccccc" draw:fill="solid" draw:fill-color="#f5f5f5" draw:textarea-vertical-align="top" draw:auto-grow-height="false" fo:min-height="8.132cm" fo:min-width="7.13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solid" draw:fill-color="#f5f5f5"/>
      <style:paragraph-properties fo:text-align="start"/>
      <style:text-properties fo:font-size="18pt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2d5016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2d501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 1" draw:style-name="dp1" draw:master-page-name="DEFAULT">
        <draw:custom-shape draw:name="Text 0" draw:style-name="gr1" draw:text-style-name="P2" draw:layer="layout" svg:width="22.859cm" svg:height="2.539cm" svg:x="1.27cm" svg:y="6.35cm">
          <text:p text:style-name="P1"><text:span text:style-name="T1">AI Tutor UI </text:span><text:span text:style-name="T1">수정 사항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" draw:text-style-name="P2" draw:layer="layout" svg:width="22.859cm" svg:height="1.269cm" svg:x="1.27cm" svg:y="8.89cm">
          <text:p text:style-name="P1"><text:span text:style-name="T2">SSAL Wor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" draw:text-style-name="P2" draw:layer="layout" svg:width="22.859cm" svg:height="1.269cm" svg:x="1.27cm" svg:y="10.16cm">
          <text:p text:style-name="P1"><text:span text:style-name="T3">2025. 12. 28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" presentation:class="page"/>
          <draw:frame draw:name="Notes Placeholder 2" presentation:style-name="pr1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숫자&gt;</text:page-number></text:span></text:p>
            </draw:text-box>
          </draw:frame>
        </presentation:notes>
      </draw:page>
      <draw:page draw:name="Slide 2" draw:style-name="dp1" draw:master-page-name="DEFAULT">
        <draw:custom-shape draw:name="Text 0" draw:style-name="gr5" draw:text-style-name="P7" draw:layer="layout" svg:width="24.129cm" svg:height="1.015cm" svg:x="0.762cm" svg:y="0.508cm">
          <text:p text:style-name="P6"><text:span text:style-name="T5">AI Tutor </text:span><text:span text:style-name="T5">초기 화면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" draw:text-style-name="P7" draw:layer="layout" svg:width="6.349cm" svg:height="0.761cm" svg:x="17.78cm" svg:y="1.778cm">
          <text:p text:style-name="P6"><text:span text:style-name="T6">수정 사항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7" draw:text-style-name="P8" draw:layer="layout" svg:width="7.629cm" svg:height="8.381cm" draw:transform="skewX (0.0015707963267949) rotate (0.0015707963267949) translate (16.5cm 2.778cm)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" draw:text-style-name="P7" draw:layer="layout" svg:width="5.841cm" svg:height="7.873cm" svg:x="18.034cm" svg:y="3.048cm">
          <text:p text:style-name="P6"><text:span text:style-name="T7">1. </text:span></text:p>
          <text:p text:style-name="P6"><text:span text:style-name="T8"/></text:p>
          <text:p text:style-name="P6"><text:span text:style-name="T7">2. </text:span></text:p>
          <text:p text:style-name="P6"><text:span text:style-name="T8"/></text:p>
          <text:p text:style-name="P6"><text:span text:style-name="T7">3. </text:span></text:p>
          <text:p text:style-name="P6"><text:span text:style-name="T8"/></text:p>
          <text:p text:style-name="P6"><text:span text:style-name="T7">4. </text:span></text:p>
          <text:p text:style-name="P6"><text:span text:style-name="T8"/></text:p>
          <text:p text:style-name="P6"><text:span text:style-name="T7">5. 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5.58cm" svg:height="12.5cm" svg:x="0.305cm" svg:y="1.5cm">
          <draw:image xlink:href="Pictures/10000001000002F20000025DE9BCE307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4" draw:layer="layout" svg:width="15.239cm" svg:height="8.572cm" svg:x="1.905cm" svg:y="3.175cm" draw:page-number="2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맑은 고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AI Tutor UI 수정 사항</dc:title>
    <dc:subject>UI 개선 요청</dc:subject>
    <meta:initial-creator>SSAL Works</meta:initial-creator>
    <meta:editing-cycles>2</meta:editing-cycles>
    <meta:creation-date>2025-12-28T11:44:51</meta:creation-date>
    <dc:date>2025-12-28T20:54:19.115334200</dc:date>
    <meta:editing-duration>PT7M35S</meta:editing-duration>
    <meta:generator>LibreOffice/25.8.3.2$Windows_X86_64 LibreOffice_project/8ca8d55c161d602844f5428fa4b58097424e324e</meta:generator>
    <meta:document-statistic meta:object-count="32"/>
    <meta:user-defined meta:name="AppVersion">16.0000</meta:user-defined>
    <meta:user-defined meta:name="Company">PptxGenJS</meta:user-defined>
    <meta:user-defined meta:name="Notes" meta:value-type="float">3</meta:user-defined>
    <meta:user-defined meta:name="PresentationFormat">On-screen Show (16:9)</meta:user-defined>
    <meta:user-defined meta:name="Slides" meta:value-type="float">3</meta:user-defined>
  </office:meta>
</office:document-meta>
</file>